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19570f" officeooo:paragraph-rsid="0019570f" style:font-style-asian="italic" style:font-weight-asian="bold" style:font-style-complex="italic" style:font-weight-complex="bold"/>
    </style:style>
    <style:style style:name="P4" style:family="paragraph" style:parent-style-name="Standard" style:list-style-name="L17">
      <style:paragraph-properties fo:text-align="start" style:justify-single-word="false"/>
      <style:text-properties fo:font-style="italic" style:text-underline-style="solid" style:text-underline-width="auto" style:text-underline-color="font-color" fo:font-weight="bold" officeooo:rsid="0026f2eb" officeooo:paragraph-rsid="0026f2eb"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26f2eb" officeooo:paragraph-rsid="0026f2eb" style:font-style-asian="italic" style:font-weight-asian="bold" style:font-style-complex="italic" style:font-weight-complex="bold"/>
    </style:style>
    <style:style style:name="P6"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text-align="start" style:justify-single-word="false"/>
    </style:style>
    <style:style style:name="P8" style:family="paragraph" style:parent-style-name="Standard" style:list-style-name="L3">
      <style:paragraph-properties fo:text-align="start" style:justify-single-word="false"/>
    </style:style>
    <style:style style:name="P9" style:family="paragraph" style:parent-style-name="Standard">
      <style:paragraph-properties fo:text-align="start" style:justify-single-word="false"/>
      <style:text-properties officeooo:paragraph-rsid="0015f932"/>
    </style:style>
    <style:style style:name="P10" style:family="paragraph" style:parent-style-name="Standard" style:list-style-name="L4">
      <style:paragraph-properties fo:text-align="start" style:justify-single-word="false"/>
      <style:text-properties officeooo:paragraph-rsid="0019570f"/>
    </style:style>
    <style:style style:name="P11" style:family="paragraph" style:parent-style-name="Standard">
      <style:paragraph-properties fo:text-align="start" style:justify-single-word="false"/>
      <style:text-properties officeooo:paragraph-rsid="001aeb6f"/>
    </style:style>
    <style:style style:name="P12" style:family="paragraph" style:parent-style-name="Standard" style:list-style-name="L7">
      <style:paragraph-properties fo:text-align="start" style:justify-single-word="false"/>
      <style:text-properties officeooo:paragraph-rsid="001aeb6f"/>
    </style:style>
    <style:style style:name="P13" style:family="paragraph" style:parent-style-name="Standard" style:list-style-name="L13">
      <style:paragraph-properties fo:text-align="start" style:justify-single-word="false"/>
      <style:text-properties officeooo:paragraph-rsid="0021bb00"/>
    </style:style>
    <style:style style:name="P14" style:family="paragraph" style:parent-style-name="Standard">
      <style:paragraph-properties fo:text-align="start" style:justify-single-word="false"/>
      <style:text-properties officeooo:paragraph-rsid="0021bb00"/>
    </style:style>
    <style:style style:name="P15" style:family="paragraph" style:parent-style-name="Standard" style:list-style-name="L15">
      <style:paragraph-properties fo:text-align="start" style:justify-single-word="false"/>
      <style:text-properties officeooo:paragraph-rsid="0021bb00"/>
    </style:style>
    <style:style style:name="P16" style:family="paragraph" style:parent-style-name="Standard">
      <style:paragraph-properties fo:text-align="start" style:justify-single-word="false"/>
      <style:text-properties officeooo:paragraph-rsid="001dfab4"/>
    </style:style>
    <style:style style:name="P17" style:family="paragraph" style:parent-style-name="Standard">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fo:font-size="10pt" fo:font-style="normal" style:text-underline-style="none" fo:font-weight="normal" officeooo:rsid="001508e4" officeooo:paragraph-rsid="001508e4"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fo:font-size="10pt" fo:font-style="normal" style:text-underline-style="none" fo:font-weight="normal" officeooo:rsid="0019e9e0" officeooo:paragraph-rsid="0019e9e0" style:font-size-asian="8.75pt" style:font-style-asian="normal" style:font-weight-asian="normal" style:font-size-complex="10pt" style:font-style-complex="normal" style:font-weight-complex="normal"/>
    </style:style>
    <style:style style:name="P20" style:family="paragraph" style:parent-style-name="Standard" style:list-style-name="L5">
      <style:paragraph-properties fo:text-align="start" style:justify-single-word="false"/>
      <style:text-properties fo:font-size="10pt" fo:font-style="normal" style:text-underline-style="none" fo:font-weight="normal" officeooo:rsid="0019e9e0" officeooo:paragraph-rsid="0019e9e0" style:font-size-asian="8.75pt" style:font-style-asian="normal" style:font-weight-asian="normal" style:font-size-complex="10pt" style:font-style-complex="normal" style:font-weight-complex="normal"/>
    </style:style>
    <style:style style:name="P21" style:family="paragraph" style:parent-style-name="Standard" style:list-style-name="L7">
      <style:paragraph-properties fo:text-align="start" style:justify-single-word="false"/>
      <style:text-properties fo:font-size="10pt" fo:font-style="normal" style:text-underline-style="none" fo:font-weight="normal" officeooo:rsid="0019e9e0" officeooo:paragraph-rsid="001aeb6f" style:font-size-asian="8.75pt" style:font-style-asian="normal" style:font-weight-asian="normal" style:font-size-complex="10pt" style:font-style-complex="normal" style:font-weight-complex="normal"/>
    </style:style>
    <style:style style:name="P22" style:family="paragraph" style:parent-style-name="Standard" style:list-style-name="L5">
      <style:paragraph-properties fo:text-align="start" style:justify-single-word="false"/>
      <style:text-properties fo:font-size="10pt" fo:font-style="normal" style:text-underline-style="none" fo:font-weight="normal" officeooo:rsid="001aeb6f" officeooo:paragraph-rsid="001aeb6f"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font-size="10pt" fo:font-style="normal" style:text-underline-style="none" fo:font-weight="normal" officeooo:rsid="001aeb6f" officeooo:paragraph-rsid="001aeb6f" style:font-size-asian="8.75pt" style:font-style-asian="normal" style:font-weight-asian="normal" style:font-size-complex="10pt" style:font-style-complex="normal" style:font-weight-complex="normal"/>
    </style:style>
    <style:style style:name="P24" style:family="paragraph" style:parent-style-name="Standard" style:list-style-name="L7">
      <style:paragraph-properties fo:text-align="start" style:justify-single-word="false"/>
      <style:text-properties fo:font-size="10pt" fo:font-style="normal" style:text-underline-style="none" fo:font-weight="normal" officeooo:rsid="001aeb6f" officeooo:paragraph-rsid="001aeb6f" style:font-size-asian="8.75pt" style:font-style-asian="normal" style:font-weight-asian="normal" style:font-size-complex="10pt" style:font-style-complex="normal" style:font-weight-complex="normal"/>
    </style:style>
    <style:style style:name="P25" style:family="paragraph" style:parent-style-name="Standard" style:list-style-name="L16">
      <style:paragraph-properties fo:text-align="start" style:justify-single-word="false"/>
      <style:text-properties fo:font-size="10pt" fo:font-style="normal" style:text-underline-style="none" fo:font-weight="normal" officeooo:rsid="0021bb00" officeooo:paragraph-rsid="0021bb00" style:font-size-asian="8.75pt" style:font-style-asian="normal" style:font-weight-asian="normal" style:font-size-complex="10pt" style:font-style-complex="normal" style:font-weight-complex="normal"/>
    </style:style>
    <style:style style:name="P26" style:family="paragraph" style:parent-style-name="Standard" style:list-style-name="L16">
      <style:paragraph-properties fo:text-align="start" style:justify-single-word="false"/>
      <style:text-properties fo:font-size="10pt" fo:font-style="normal" style:text-underline-style="none" fo:font-weight="normal" officeooo:rsid="00288f59" officeooo:paragraph-rsid="00288f59" style:font-size-asian="8.75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28" style:family="paragraph" style:parent-style-name="Standard">
      <style:paragraph-properties fo:text-align="start" style:justify-single-word="false"/>
      <style:text-properties fo:font-size="11pt" fo:font-style="italic" style:text-underline-style="solid" style:text-underline-width="auto" style:text-underline-color="font-color" fo:font-weight="bold" officeooo:rsid="0019e9e0" officeooo:paragraph-rsid="0019e9e0" style:font-size-asian="11pt" style:font-style-asian="italic" style:font-weight-asian="bold" style:font-size-complex="11pt" style:font-style-complex="italic" style:font-weight-complex="bold"/>
    </style:style>
    <style:style style:name="P29" style:family="paragraph" style:parent-style-name="Standard">
      <style:paragraph-properties fo:text-align="start" style:justify-single-word="false"/>
      <style:text-properties fo:font-size="11pt" fo:font-style="italic" style:text-underline-style="solid" style:text-underline-width="auto" style:text-underline-color="font-color" fo:font-weight="bold" officeooo:rsid="0019570f" officeooo:paragraph-rsid="0019570f" style:font-size-asian="11pt" style:font-style-asian="italic" style:font-weight-asian="bold" style:font-size-complex="11pt" style:font-style-complex="italic" style:font-weight-complex="bold"/>
    </style:style>
    <style:style style:name="P30" style:family="paragraph" style:parent-style-name="Standard">
      <style:paragraph-properties fo:text-align="start" style:justify-single-word="false"/>
      <style:text-properties officeooo:rsid="0019570f" officeooo:paragraph-rsid="0019570f"/>
    </style:style>
    <style:style style:name="P31" style:family="paragraph" style:parent-style-name="Standard" style:list-style-name="L4">
      <style:paragraph-properties fo:text-align="start" style:justify-single-word="false"/>
      <style:text-properties officeooo:rsid="0019570f" officeooo:paragraph-rsid="0019570f"/>
    </style:style>
    <style:style style:name="P32" style:family="paragraph" style:parent-style-name="Standard" style:list-style-name="L4">
      <style:paragraph-properties fo:text-align="start" style:justify-single-word="false"/>
      <style:text-properties officeooo:rsid="0019e9e0" officeooo:paragraph-rsid="0019e9e0"/>
    </style:style>
    <style:style style:name="P33" style:family="paragraph" style:parent-style-name="Standard">
      <style:paragraph-properties fo:text-align="start" style:justify-single-word="false"/>
      <style:text-properties officeooo:rsid="0019e9e0" officeooo:paragraph-rsid="0019e9e0"/>
    </style:style>
    <style:style style:name="P34" style:family="paragraph" style:parent-style-name="Standard" style:list-style-name="L8">
      <style:paragraph-properties fo:text-align="start" style:justify-single-word="false"/>
      <style:text-properties officeooo:rsid="001cda34" officeooo:paragraph-rsid="001cda34"/>
    </style:style>
    <style:style style:name="P35" style:family="paragraph" style:parent-style-name="Standard" style:list-style-name="L4">
      <style:paragraph-properties fo:text-align="start" style:justify-single-word="false"/>
      <style:text-properties officeooo:rsid="001dfab4" officeooo:paragraph-rsid="001dfab4"/>
    </style:style>
    <style:style style:name="P36" style:family="paragraph" style:parent-style-name="Standard" style:list-style-name="L8">
      <style:paragraph-properties fo:text-align="start" style:justify-single-word="false"/>
      <style:text-properties officeooo:rsid="001dfab4" officeooo:paragraph-rsid="001dfab4"/>
    </style:style>
    <style:style style:name="P37" style:family="paragraph" style:parent-style-name="Standard">
      <style:paragraph-properties fo:text-align="start" style:justify-single-word="false"/>
      <style:text-properties officeooo:rsid="001dfab4" officeooo:paragraph-rsid="001dfab4"/>
    </style:style>
    <style:style style:name="P38" style:family="paragraph" style:parent-style-name="Standard">
      <style:paragraph-properties fo:text-align="start" style:justify-single-word="false"/>
      <style:text-properties officeooo:rsid="001f7f05" officeooo:paragraph-rsid="001f7f05"/>
    </style:style>
    <style:style style:name="P39" style:family="paragraph" style:parent-style-name="Standard" style:list-style-name="L11">
      <style:paragraph-properties fo:text-align="start" style:justify-single-word="false"/>
      <style:text-properties officeooo:rsid="001f7f05" officeooo:paragraph-rsid="001f7f05"/>
    </style:style>
    <style:style style:name="P40" style:family="paragraph" style:parent-style-name="Standard">
      <style:paragraph-properties fo:text-align="start" style:justify-single-word="false"/>
      <style:text-properties officeooo:rsid="002049ae" officeooo:paragraph-rsid="0020b3a6"/>
    </style:style>
    <style:style style:name="P41" style:family="paragraph" style:parent-style-name="Standard">
      <style:paragraph-properties fo:text-align="start" style:justify-single-word="false"/>
      <style:text-properties officeooo:rsid="0021bb00" officeooo:paragraph-rsid="0021bb00"/>
    </style:style>
    <style:style style:name="P42" style:family="paragraph" style:parent-style-name="Standard" style:list-style-name="L13">
      <style:paragraph-properties fo:text-align="start" style:justify-single-word="false"/>
      <style:text-properties officeooo:rsid="00245cb7" officeooo:paragraph-rsid="0024abbe"/>
    </style:style>
    <style:style style:name="P43" style:family="paragraph" style:parent-style-name="Standard" style:list-style-name="L17">
      <style:paragraph-properties fo:text-align="start" style:justify-single-word="false"/>
      <style:text-properties officeooo:rsid="00245cb7" officeooo:paragraph-rsid="00245cb7"/>
    </style:style>
    <style:style style:name="P44" style:family="paragraph" style:parent-style-name="Standard" style:list-style-name="L17">
      <style:paragraph-properties fo:text-align="start" style:justify-single-word="false"/>
      <style:text-properties officeooo:rsid="00251427" officeooo:paragraph-rsid="00251427"/>
    </style:style>
    <style:style style:name="P45" style:family="paragraph" style:parent-style-name="Standard" style:list-style-name="L17">
      <style:paragraph-properties fo:text-align="start" style:justify-single-word="false"/>
      <style:text-properties officeooo:rsid="00265547" officeooo:paragraph-rsid="00265547"/>
    </style:style>
    <style:style style:name="T1" style:family="text">
      <style:text-properties officeooo:rsid="001508e4"/>
    </style:style>
    <style:style style:name="T2"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3" style:family="text">
      <style:text-properties fo:font-size="10pt" fo:font-style="normal" style:text-underline-style="none" fo:font-weight="normal" officeooo:rsid="001508e4" style:font-size-asian="10pt" style:font-style-asian="normal" style:font-weight-asian="normal" style:font-size-complex="10pt" style:font-style-complex="normal" style:font-weight-complex="normal"/>
    </style:style>
    <style:style style:name="T4" style:family="text">
      <style:text-properties fo:font-size="10pt" fo:font-style="normal" style:text-underline-style="none" fo:font-weight="normal" style:font-size-asian="8.75pt" style:font-style-asian="normal" style:font-weight-asian="normal" style:font-size-complex="10pt" style:font-style-complex="normal" style:font-weight-complex="normal"/>
    </style:style>
    <style:style style:name="T5" style:family="text">
      <style:text-properties fo:font-size="10pt" fo:font-style="normal" style:text-underline-style="none" fo:font-weight="normal" officeooo:rsid="001508e4" style:font-size-asian="8.75pt" style:font-style-asian="normal" style:font-weight-asian="normal" style:font-size-complex="10pt" style:font-style-complex="normal" style:font-weight-complex="normal"/>
    </style:style>
    <style:style style:name="T6" style:family="text">
      <style:text-properties fo:font-size="10pt" fo:font-style="normal" style:text-underline-style="none" fo:font-weight="normal" officeooo:rsid="0015f932" style:font-size-asian="8.75pt" style:font-style-asian="normal" style:font-weight-asian="normal" style:font-size-complex="10pt" style:font-style-complex="normal" style:font-weight-complex="normal"/>
    </style:style>
    <style:style style:name="T7" style:family="text">
      <style:text-properties fo:font-size="10pt" fo:font-style="normal" style:text-underline-style="none" fo:font-weight="normal" officeooo:rsid="0017e989" style:font-size-asian="8.75pt" style:font-style-asian="normal" style:font-weight-asian="normal" style:font-size-complex="10pt" style:font-style-complex="normal" style:font-weight-complex="normal"/>
    </style:style>
    <style:style style:name="T8" style:family="text">
      <style:text-properties fo:font-size="10pt" fo:font-style="normal" style:text-underline-style="none" fo:font-weight="normal" officeooo:rsid="0019570f" style:font-size-asian="8.75pt" style:font-style-asian="normal" style:font-weight-asian="normal" style:font-size-complex="10pt" style:font-style-complex="normal" style:font-weight-complex="normal"/>
    </style:style>
    <style:style style:name="T9" style:family="text">
      <style:text-properties fo:font-size="10pt" fo:font-style="normal" style:text-underline-style="none" fo:font-weight="normal" officeooo:rsid="001aeb6f" style:font-size-asian="8.75pt" style:font-style-asian="normal" style:font-weight-asian="normal" style:font-size-complex="10pt" style:font-style-complex="normal" style:font-weight-complex="normal"/>
    </style:style>
    <style:style style:name="T10" style:family="text">
      <style:text-properties fo:font-size="10pt" fo:font-style="normal" style:text-underline-style="none" fo:font-weight="normal" officeooo:rsid="001cda34" style:font-size-asian="8.75pt" style:font-style-asian="normal" style:font-weight-asian="normal" style:font-size-complex="10pt" style:font-style-complex="normal" style:font-weight-complex="normal"/>
    </style:style>
    <style:style style:name="T11" style:family="text">
      <style:text-properties fo:font-size="10pt" fo:font-style="normal" style:text-underline-style="none" fo:font-weight="normal" officeooo:rsid="001dfab4" style:font-size-asian="8.75pt" style:font-style-asian="normal" style:font-weight-asian="normal" style:font-size-complex="10pt" style:font-style-complex="normal" style:font-weight-complex="normal"/>
    </style:style>
    <style:style style:name="T12" style:family="text">
      <style:text-properties fo:font-size="10pt" fo:font-style="normal" style:text-underline-style="none" fo:font-weight="normal" officeooo:rsid="001f7f05" style:font-size-asian="8.75pt" style:font-style-asian="normal" style:font-weight-asian="normal" style:font-size-complex="10pt" style:font-style-complex="normal" style:font-weight-complex="normal"/>
    </style:style>
    <style:style style:name="T13" style:family="text">
      <style:text-properties fo:font-size="10pt" fo:font-style="normal" style:text-underline-style="none" fo:font-weight="normal" officeooo:rsid="0020b3a6" style:font-size-asian="8.75pt" style:font-style-asian="normal" style:font-weight-asian="normal" style:font-size-complex="10pt" style:font-style-complex="normal" style:font-weight-complex="normal"/>
    </style:style>
    <style:style style:name="T14" style:family="text">
      <style:text-properties fo:font-size="10pt" fo:font-style="normal" style:text-underline-style="none" fo:font-weight="normal" officeooo:rsid="0021bb00" style:font-size-asian="8.75pt" style:font-style-asian="normal" style:font-weight-asian="normal" style:font-size-complex="10pt" style:font-style-complex="normal" style:font-weight-complex="normal"/>
    </style:style>
    <style:style style:name="T15" style:family="text">
      <style:text-properties fo:font-size="10pt" fo:font-style="normal" style:text-underline-style="none" fo:font-weight="normal" officeooo:rsid="0022a733" style:font-size-asian="8.75pt" style:font-style-asian="normal" style:font-weight-asian="normal" style:font-size-complex="10pt" style:font-style-complex="normal" style:font-weight-complex="normal"/>
    </style:style>
    <style:style style:name="T16" style:family="text">
      <style:text-properties fo:font-size="10pt" fo:font-style="normal" style:text-underline-style="none" fo:font-weight="normal" officeooo:rsid="00245cb7" style:font-size-asian="8.75pt" style:font-style-asian="normal" style:font-weight-asian="normal" style:font-size-complex="10pt" style:font-style-complex="normal" style:font-weight-complex="normal"/>
    </style:style>
    <style:style style:name="T17" style:family="text">
      <style:text-properties fo:font-size="10pt" fo:font-style="normal" style:text-underline-style="none" fo:font-weight="normal" officeooo:rsid="0024abbe" style:font-size-asian="8.75pt" style:font-style-asian="normal" style:font-weight-asian="normal" style:font-size-complex="10pt" style:font-style-complex="normal" style:font-weight-complex="normal"/>
    </style:style>
    <style:style style:name="T18" style:family="text">
      <style:text-properties fo:font-size="10pt" fo:font-style="normal" style:text-underline-style="none" fo:font-weight="normal" officeooo:rsid="00265547" style:font-size-asian="8.75pt" style:font-style-asian="normal" style:font-weight-asian="normal" style:font-size-complex="10pt" style:font-style-complex="normal" style:font-weight-complex="normal"/>
    </style:style>
    <style:style style:name="T19" style:family="text">
      <style:text-properties fo:font-size="10pt" fo:font-style="normal" style:text-underline-style="none" fo:font-weight="normal" officeooo:rsid="0026f2eb" style:font-size-asian="8.75pt" style:font-style-asian="normal" style:font-weight-asian="normal" style:font-size-complex="10pt" style:font-style-complex="normal" style:font-weight-complex="normal"/>
    </style:style>
    <style:style style:name="T20" style:family="text">
      <style:text-properties fo:font-size="10pt" fo:font-style="normal" style:text-underline-style="none" fo:font-weight="normal" officeooo:rsid="00274494" style:font-size-asian="8.75pt" style:font-style-asian="normal" style:font-weight-asian="normal" style:font-size-complex="10pt" style:font-style-complex="normal" style:font-weight-complex="normal"/>
    </style:style>
    <style:style style:name="T21" style:family="text">
      <style:text-properties fo:font-size="10pt" style:font-size-asian="8.75pt" style:font-size-complex="10pt"/>
    </style:style>
    <style:style style:name="T22" style:family="text">
      <style:text-properties style:font-name="Liberation Serif" fo:font-size="10pt" style:font-size-asian="10pt" style:font-size-complex="10pt"/>
    </style:style>
    <style:style style:name="T23" style:family="text">
      <style:text-properties style:font-name="Liberation Serif" fo:font-size="10pt" officeooo:rsid="0015f932" style:font-size-asian="10pt" style:font-size-complex="10pt"/>
    </style:style>
    <style:style style:name="T24" style:family="text">
      <style:text-properties officeooo:rsid="0019570f"/>
    </style:style>
    <style:style style:name="T25" style:family="text">
      <style:text-properties officeooo:rsid="001aeb6f"/>
    </style:style>
    <style:style style:name="T26" style:family="text">
      <style:text-properties officeooo:rsid="0021bb00"/>
    </style:style>
    <style:style style:name="T27" style:family="text">
      <style:text-properties fo:font-size="11pt" fo:font-style="italic" style:text-underline-style="solid" style:text-underline-width="auto" style:text-underline-color="font-color" fo:font-weight="bold" officeooo:rsid="001dfab4" style:font-size-asian="11pt" style:font-style-asian="italic" style:font-weight-asian="bold" style:font-size-complex="11pt" style:font-style-complex="italic" style:font-weight-complex="bold"/>
    </style:style>
    <style:style style:name="T28" style:family="text">
      <style:text-properties fo:font-size="11pt" fo:font-style="italic" style:text-underline-style="solid" style:text-underline-width="auto" style:text-underline-color="font-color" fo:font-weight="bold" officeooo:rsid="0021bb00" style:font-size-asian="11pt" style:font-style-asian="italic" style:font-weight-asian="bold" style:font-size-complex="11pt" style:font-style-complex="italic" style:font-weight-complex="bold"/>
    </style:style>
    <style:style style:name="T29" style:family="text">
      <style:text-properties fo:font-size="11pt" fo:font-style="italic" style:text-underline-style="solid" style:text-underline-width="auto" style:text-underline-color="font-color" fo:font-weight="bold" officeooo:rsid="001f7f05" style:font-size-asian="11pt" style:font-style-asian="italic" style:font-weight-asian="bold" style:font-size-complex="11pt"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text:p>
      <text:p text:style-name="P2">Eργασία <text:span text:style-name="T1">2</text:span></text:p>
      <text:p text:style-name="P1"/>
      <text:p text:style-name="P6">Μέλη:</text:p>
      <text:p text:style-name="P1">Σπυρίδων Μπριάκος (1115201700101)</text:p>
      <text:p text:style-name="P1">Αποστολοπούλου Αλεξάνδρα (1115201700005)</text:p>
      <text:p text:style-name="P1"/>
      <text:p text:style-name="P27">-<text:span text:style-name="T1">Μεταγγλώτιση:</text:span></text:p>
      <text:p text:style-name="P17">Για την μεταγλώττιση και το τρέξιμο του προγράμματος:</text:p>
      <text:list xml:id="list231373747" text:style-name="L3">
        <text:list-item>
          <text:p text:style-name="P8"><text:span text:style-name="T2">python src/autoencoder.py -d data/train/train-images-idx3-ubyte</text:span></text:p>
        </text:list-item>
        <text:list-item>
          <text:p text:style-name="P8"><text:span text:style-name="T2">python src/classification.py -d data/train/train-images-idx3-ubyte -dl data/train/train-labels-idx1-ubyte -t data/test/t10k-images-idx3-ubyte -tl data/test/t10k-labels-idx1-ubyte -model </text:span><text:span text:style-name="T3">dropout</text:span><text:span text:style-name="T2">autoencoder.h5</text:span></text:p>
        </text:list-item>
      </text:list>
      <text:p text:style-name="P7"><text:span text:style-name="T2"/></text:p>
      <text:p text:style-name="P27">-<text:span text:style-name="T1">Οδηγίες για την διεπαφή με τον χρήστη:</text:span></text:p>
      <text:p text:style-name="P18">Σε γενικές γραμμές μέσω της διεπαφής ο χρήστης έχει την δυνατότητα καθορίζει την δομή του μοντέλου που επιθυμεί να φτιάξει, καθώς να να πειραματιστεί με τις διάφορες τιμές υπερμαραμέτρων. <text:span text:style-name="T24">(κουκίδες-γραμμές)</text:span></text:p>
      <text:p text:style-name="P9"><text:span text:style-name="T5"/></text:p>
      <text:p text:style-name="P9"><text:span text:style-name="T5">Ό</text:span><text:span text:style-name="T6">σον αφορά τον autoencoder, αρχικά του ζητάει να αρχικοποιήσει το μεντέλο με κάποιες τιμές υπερπαραμέτρων (α</text:span><text:span text:style-name="T22">ριθμό</text:span><text:span text:style-name="T23">ς</text:span><text:span text:style-name="T22"> συνελικτικών στρωμάτων, μέγ</text:span><text:span text:style-name="T23">ε</text:span><text:span text:style-name="T22">θος συνελικτικών φίλτρων, αριθμός συνελικτικών φίλτρων ανά στρώμα, epochs, batch size</text:span><text:span text:style-name="T6">). Στην συνέχεια, τον ρωτάει με ποία από τις υπερπαραμέτρους θέλει να πειραματιστεί αρχικά στα πολλαπλά πειράματά του, διότι έχουμε κάνει την παραδοχή ότι ο χρήστης δεν θα μπορεί να αλλάζει τιμές σε διαφορετικές υπερπαραμέτρους κάθε φορά, αλλά μόνο σε μία, έτσι ώστε να μπορέσουμε να εκτυπώσουμε το διάγραμμα με τα αποτελέσματα. Εφόσον, λοιπόν ο χρήστης έχει τρέξει το πρόγραμμα για τις διάφορες τιμές της υπερπαραμέτρου, ρωτάται εάν θέλει να συνεχίσει τον πειραματισμό, εάν θέλει να δει τα διαγράμματα με τα αποτελέσματα των πειραματισμών του, εάν θέλει να αποθηκεύσει το μοντέλο του ή να σταματήσει τον πειραματισμό. Στο διάγραμμα με τα αποτελέσματα, αυτό που εμφανίζουμε είναι τα τελευταία train και validation losses κάθε διαφορετικού πειραματισμου. Εάν ο χρήστης επιλέξει ότι θέλει να φύγει, ρωτάται εάν θέλει να πειραματιστεί με άλλη υπερπαράμετρο ή απλά να φύγει από την εφαρμογή. Σε κάθε περίπτωση, στο τέλος ξαναρωτάται εάν θέλει να αποθηκεύσει το τελευταίο μοντέλο που έτρεξε ώστε να μην το ξεχάσει. Σε γενικές γραμμές, ο χρήστης έ</text:span><text:span text:style-name="T7">χει την δυνατότατα για πολλαπλά αποτελέσματα σε μία κάθε φορά υπερπαράμετρο, να βλέπει τα αποτελέσματα και μετά να αλλάζει την υπερπαράμτρο που θέλει να συνεχίσει τον πειραματισμό.</text:span></text:p>
      <text:p text:style-name="P9"><text:span text:style-name="T7"/></text:p>
      <text:p text:style-name="P9"><text:span text:style-name="T7">Όσον αφορά το classification, η λογική είναι ίδια με τον autoencoder, μόνο που τώρα ο χρήστης έχει την δυνατότητα να πειραματιστεί μόνο με τις τιμές των εποχών, τον αριθμό του batch size και αριθμό των units του πλήρως συνδεδεμένου στρώματος. Κάθε φορά που τελειώνει με έναν πειραματισμό, </text:span><text:span text:style-name="T8">ρωτάται εάν θέλει να δεί το διάγραμμα των αποτελεσμάτων του, να κάνει πρόβλεψη στο test set και να δεί τα correct/incorrect labels καθώς και το classificcation report ή να αποθηκεύσει το μοντέλο του. </text:span></text:p>
      <text:p text:style-name="P9"><text:span text:style-name="T8"/></text:p>
      <text:p text:style-name="P3"><text:span text:style-name="T21">Σημείωση:</text:span><text:span text:style-name="T4"> </text:span></text:p>
      <text:list xml:id="list4280291463" text:style-name="L4">
        <text:list-item>
          <text:p text:style-name="P10"><text:span text:style-name="T8">Στα διαγράμματα που φαίνονται τα αποτελέσματα, πρέπει να σημειωθεί ότι δεν έχει νόημα ο χρήστης να πειραματιστεί μόνο με μία τιμή μίας υπερπαραμέτρου και να φύγει από την εφαρμογή, γιατί στο διάγραμμα δεν θα εμφανιστεί τίποτε. Χρειάζεται να πειραματιστεί με τουλάχιστον δύο τιμές μιας υπερπαραμέτρου για να ενωθούν τα τελευταία losses και να σχηματιστεί μία γραμμή.</text:span></text:p>
        </text:list-item>
        <text:list-item>
          <text:p text:style-name="P31"><text:span text:style-name="T4">Κάθε φορά που θα τρέχει ο χρήστης ένα καινούριο μοντέλο θα βλέπει το summary αυτουνού, έτσι ώστε να επιβεβαιώνεται ότι πήρε τις τιμές που του έδωσε. Επίσης θα το βλέπει να εκπαιδεύεται ανά εποχή παράλληλα με τις τιμές που παίρνουν τα train και validation losses και accuracies.</text:span></text:p>
        </text:list-item>
        <text:list-item>
          <text:p text:style-name="P32"><text:span text:style-name="T4">Στον autoencoder o χρήστης ρωτάται εάν θέλει να φτιάξει το μοντέλο του με Dropout ή ΒatchNormalize layers. Αυτός ο διαχωρισμός έγινε γιατί, όπως θα εξηγηθεί αναλυτικότερα παρακάτω, να μπορεί να τρέχει και με batch normalization το πρώτο ερώτημα και με dropout το δεύτερο ερώτημα.</text:span></text:p>
        </text:list-item>
        <text:list-item>
          <text:p text:style-name="P35"><text:span text:style-name="T4">Στον classifier ο χρήστης ρωτάται εάν θέλει να προσθέσει ένα στρώμα Dropout μετά το fully connected layer.</text:span></text:p>
        </text:list-item>
      </text:list>
      <text:p text:style-name="P33"><text:span text:style-name="T4"/></text:p>
      <text:p text:style-name="P28">-Σχόλια για το πρόγραμμα:</text:p>
      <text:p text:style-name="P19">Όσον αφορά τον autoencoder:</text:p>
      <text:list xml:id="list3770245018" text:style-name="L5">
        <text:list-item>
          <text:p text:style-name="P20">Αποφασίσαμε ότι το μοτίβο που θα υπάρχει για κάθε convlolution layer <text:span text:style-name="T25">στον encoder</text:span> είναι το εξής:</text:p>
          <text:list>
            <text:list-item>
              <text:p text:style-name="P20">Conv2D()</text:p>
            </text:list-item>
            <text:list-item>
              <text:p text:style-name="P20">BatchNormalization<text:span text:style-name="T25">()/Dropout()</text:span></text:p>
            </text:list-item>
            <text:list-item>
              <text:p text:style-name="P22">MaxPooling2D()</text:p>
            </text:list-item>
          </text:list>
        </text:list-item>
      </text:list>
      <text:p text:style-name="P23"><text:tab/></text:p>
      <text:p text:style-name="P11"><text:span text:style-name="T9"><text:tab/>Βέβαια καταλαβαίνουμε ότι ο αριθμός των maxpooling που μπορούν να γίνουν είναι καθορισμένος λόγω του <text:tab/>συγκεκριμένου μεγέθους κάθε εικόνας (28,28,1). Έτσι έχουμε φροντίσει ότι όσα convolution layers κι αν </text:span><text:soft-page-break/><text:span text:style-name="T9"><text:tab/>επιλέξει ο χρήστης, θα γίνονται το πολύ 2 maxpooling με pool_size=(2,2). Έτσι το μέγεθος της εικόνας να </text:span><text:span text:style-name="T10"><text:tab/></text:span><text:span text:style-name="T9">γίνεται σταδιακά από (28,28) → (14, 14) → </text:span><text:span text:style-name="T10">(</text:span><text:span text:style-name="T9">7, 7) </text:span><text:span text:style-name="T10">(χωρίς το βάθος).</text:span></text:p>
      <text:p text:style-name="P23"/>
      <text:list xml:id="list918854983" text:style-name="L7">
        <text:list-item>
          <text:p text:style-name="P24">Για τον decoder εγαρμόσαμε τον “κανόνα” του mirroring, δηλαδή όσα συνελικτικά στρώματα έδωσε ο χρήστης για τον encoder, άλλα τόσα θα υπάρχουν και στον decoder. Το γενικό μοτίβο:</text:p>
          <text:list>
            <text:list-item>
              <text:p text:style-name="P21">Conv2D()</text:p>
            </text:list-item>
            <text:list-item>
              <text:p text:style-name="P21">BatchNormalization<text:span text:style-name="T25">()/Dropout()</text:span></text:p>
            </text:list-item>
            <text:list-item>
              <text:p text:style-name="P12"><text:span text:style-name="T9">UpSampling()</text:span></text:p>
            </text:list-item>
          </text:list>
        </text:list-item>
      </text:list>
      <text:p text:style-name="P11"><text:span text:style-name="T9"><text:tab/></text:span><text:span text:style-name="T10">Πάλι ο αριθμός των upsampling θα είναι το πολύ δύο σύμφωνα με την παραπάνω λογική.</text:span></text:p>
      <text:p text:style-name="P38"><text:span text:style-name="T10"/></text:p>
      <text:list xml:id="list1187931018" text:style-name="L11">
        <text:list-item>
          <text:p text:style-name="P39"><text:span text:style-name="T10">Έ</text:span><text:span text:style-name="T4">χουμε επιλέξει να να φτιάχνεται ο encoder και με Batch Normalization αλλά και με Dropout, γιατί κανονικά τρέχει μια χαρά και δίνει καλά αποτελέσματα με BatchNormalization to 1o ερώτημα, αλλά για το 2ο ερώτημα χρειάζεται dropout για να τα παει καλα, καθώς με batchnormalization το διάγραμμα των train/val losses vs epochs έιχε αρκετές διακυμάνσεις αλλά με dropout ήταν αρκετά smooth.</text:span></text:p>
        </text:list-item>
      </text:list>
      <text:p text:style-name="P11"><text:span text:style-name="T10"/></text:p>
      <text:p text:style-name="P11"><text:span text:style-name="T10">Όσον αφορά το classification:</text:span></text:p>
      <text:list xml:id="list1957427687" text:style-name="L8">
        <text:list-item>
          <text:p text:style-name="P34"><text:span text:style-name="T4">Σύμφωνα με την εκφώνηση θα έπρεπε να γίνουν 2 </text:span><text:span text:style-name="T11">εκπαιδεύσεις. Για τον λόγο αυτό, στην πρώτη εκπαίδευση έχουμε φροντίσει να απενεργοποιούμε το trainability των βαρών των στρωμάτων του encoder, ώστε να εκπαιδευτεί μονάχα τα βάρη του fully connected στρώματος, κι ύστερα τα ενεργοποιουμε για να εκπαιδευτεί όλο το μοντέλο μαζί.</text:span></text:p>
        </text:list-item>
        <text:list-item>
          <text:p text:style-name="P36"><text:span text:style-name="T4">Το τελευταίο layer είναι ένα Dence στρώμα με αριθμό units όσο και τον αριθμό των κλάσεων και activation function την softmax, όπου είναι η πλέον κατάλληλη για classification προβλήματα με multiclasses.</text:span></text:p>
        </text:list-item>
      </text:list>
      <text:p text:style-name="P37"><text:span text:style-name="T4"/></text:p>
      <text:p text:style-name="P16"><text:span text:style-name="T27">-</text:span><text:span text:style-name="T28">Σχόλια</text:span><text:span text:style-name="T29"> Πειραματισμών:</text:span></text:p>
      <text:p text:style-name="P40"><text:span text:style-name="T12">Γ</text:span><text:span text:style-name="T4">ενικά, τα πειράματα λόγω εξ</text:span><text:span text:style-name="T13">οι</text:span><text:span text:style-name="T4">κονόμησης χρόνου έγιναν στο Google Colab με χρήση της GPU. Mέσα στο παραδοτέο υπάρχει ένα αρχείο όπου υπάρχουν μερικές ενδείξεις/παραδείγματα από τα πειράματα που τρέξαμε. </text:span></text:p>
      <text:p text:style-name="P40"><text:span text:style-name="T4">Συγκεκειμένα για τον encoder υπάρχουν οι φωτογραφίες των training και validation losses ανά τις εποχές, ενώ στo classification πάλι τα ίδια διαγράμματα συνοδευόμενα από τα classification reports. Στους φακέλους αυτούς υπάρχει κι ένας φάκελος με το μοντέλο που εμείς θεωρήσαμε καλύτερο σε κάθε περίπτωση. Στα πειράματά μας δεν μας βοήθησε η αναπαράσταση των διαγραμμάτων που ζητούνταν από την εκφώνηση </text:span><text:span text:style-name="T13">να καταλάβουμε εάν γίνεται underfitting/overfitting, αλλά η αναπαράσταση των <text:s/></text:span><text:span text:style-name="T4">training και validation losses ανά τις εποχές. </text:span><text:span text:style-name="T13">Γι’ αυτό σε όλα τα αποτελέσματα που σας παραδώσαμε φροντίσαμε να μην γίνεται πουθενά overfitting, καθώς όπως θα διαπιστώσετε κι εσεις όσο περνάνε οι εποχές το train και validation loss μειώνονται σε τέτοιο σημείο έτσι ώστε το κενό ανάμεσα στην τελευταία τιμή του train και validation loss να είναι η ελάχιστη (σχεδόν εφάπτονται). </text:span></text:p>
      <text:p text:style-name="P41"><text:span text:style-name="T13"/></text:p>
      <text:p text:style-name="P14"><text:span text:style-name="T13">Μ</text:span><text:span text:style-name="T14">ερικά σχόλια από τα πειράματά μας:</text:span></text:p>
      <text:p text:style-name="P14"><text:span text:style-name="T14"/></text:p>
      <text:list xml:id="list2861718019" text:style-name="L15">
        <text:list-item>
          <text:p text:style-name="P15"><text:span text:style-name="T14">Όσον αφορά τον autoencoder:</text:span></text:p>
        </text:list-item>
      </text:list>
      <text:list xml:id="list773791334" text:style-name="L13">
        <text:list-item>
          <text:list>
            <text:list-item>
              <text:p text:style-name="P13"><text:span text:style-name="T14">Ό</text:span><text:span text:style-name="T15">πως φαίνεται από τα πειράματα που κάναμε, δοκιμάσαμε διάφορες τιμές για όλες τις υπερπαράμετρους, ό</text:span><text:span text:style-name="T16">μως οι διαφορές μεταξύ των πειραμάτων ήταν απειροελάχιστες.</text:span></text:p>
            </text:list-item>
            <text:list-item>
              <text:p text:style-name="P42"><text:span text:style-name="T4">Αρχικά, πειραματιστήκαμε με τις εξής 3 υπερπαραμέτρους: αριθμός συνελικτικών στρωμάτων, αριθμός κόμβων για κάθε συνελικτικό στρώμα, μέγεθος φίλτρων. Παρατηρώντας τα αποτελέσματα των γραφημάτων (Loss vs Εpochs), </text:span><text:span text:style-name="T17">συμπεράναμε πως οι διαφορές ήταν αμελητέες (της τάξης loss = 1e-3). Παρ’ όλα αυτά, παρατηρούμε πως για convolution layers = 3, units_per_convolution_layers = [16, 32, 64], filter_size = (3,3) λαμβάνουμε σε μόλις 10 εποχές loss = 0.0025. Για τις προαναφερθείσες τιμές υπερπαραμέτρων, επιλέξαμε να πειραματιστούμε εκτενώς (διότι είναι το καλύτερό μας μοντέλο) και με τις δύο τελευταίες υπερπαραμέτρους, εποχές και batch_size και καταληξαμε ότ </text:span></text:p>
            </text:list-item>
          </text:list>
        </text:list-item>
      </text:list>
      <text:list xml:id="list1021322526" text:style-name="L17">
        <text:list-item>
          <text:p text:style-name="P43"><text:span text:style-name="T17">Όσον αφορά το classification:</text:span></text:p>
          <text:list>
            <text:list-item>
              <text:list>
                <text:list-item>
                  <text:p text:style-name="P44"><text:span text:style-name="T17">Α</text:span><text:span text:style-name="T4">ρχικά, να σημειωθεί ότι πειραματιστήκαμε με 10, 20 και 40 εποχές, καθώς δεν είχε νόημα να το τρέξουμε με παραπάνω εποχές αφού ήδη από τις πρώτες 20 εποχές παίρνουμε σκορ 0.99. </text:span></text:p>
                </text:list-item>
                <text:list-item>
                  <text:p text:style-name="P44"><text:span text:style-name="T4">Για batch_size επιλέξαμε το 64 και το 128, το πρώτο για να δώσει καλύτερα αποτελέσματα αλλά να αργήσει πιο πολύ και το δεύτερο για να να κάνει πιο γρήγορα αλλά να δώσει λίγο “χειρότερα” αποτελέσματα.</text:span></text:p>
                </text:list-item>
                <text:list-item>
                  <text:p text:style-name="P44"><text:span text:style-name="T4">Για units_of_fc_layer πειραματιστήκαμε με τις τιμές 64, 128, 256.</text:span></text:p>
                </text:list-item>
                <text:list-item>
                  <text:p text:style-name="P44"><text:span text:style-name="T4">Καταλαβαίνουμε ότι όπως θα διαπιστώσετε από το classification report των πειραμάτων μας τα score κυμαίνονται από 0.98-0.99, δεν μπορούμε να συ</text:span><text:span text:style-name="T18">γκρινουμε τα μοντέλα βάσει το score τους γιατί όλα τα πηγαίνουν πάρα πολύ καλά. Αυτό που κοιτάγαμε ως μέτρο σύγκρισης, λοιπόν, για την εξαγωγή των συμπερασμάτων μας ήταν τα πόσα incorrect labels πρόβλεπε το κάθε μοντλέλο. Έτσι καταλαβαίνουμε ότι όσα λιγότερες λάθος ετικέτες προέβλεπε ένα μοντέλο, τόσο καλύτερα τα πήγαινε σε σύγκριση με ένα άλλο που έβρισκε περισσότερες λάθος ετικέτες, αλλά είχε το ίδιο σκορ.</text:span></text:p>
                </text:list-item>
                <text:list-item>
                  <text:p text:style-name="P45"><text:soft-page-break/><text:span text:style-name="T4">Για καλύτερο μοντέλο, επιλέξαμε αυτό με τις 40 εποχές, 64 batch size και 128 κόμβους του fully connected layer. Το μοντέλο αυτό μας έδινε, προφανώς σκορ 0.99, αλλά το διαφορετικό σε σχέση με τα άλλα μοντέλα είναι ότι πρόβλεψε λάθος μονάχα 112 ετικέτες. Το ίδιο μοντέλο για batch size = 32 δίνει μονάχα 108 λάθος ετικέτες, αλλά προφανώς άργησε πιο πολυ λόγω του μικρού batch size. </text:span><text:span text:style-name="T19">Σίγουρα αν δίναμε κι άλλες εποχές και μικρότερο batch size ο αριθμός των λάθος ετικετών θα ήταν ακόμα λιγότερος, αλλά δεν πιστεύαμε ότι αξίζει τον κόπο να χαλάσουμε τόσους πόρους για μία τόσο μικρή βελτίωση.</text:span></text:p>
                </text:list-item>
                <text:list-item>
                  <text:p text:style-name="P4"><text:span text:style-name="T21">Batch size:</text:span><text:span text:style-name="T4"> Όσον αφορά τις τιμές αυτής της υπερπαραμέτρου, παρατηρήσαμε ότι όσο μειώνεται το μέγεθός του τόσο πιο ακριβές ήταν το μοντέλο μας αλλά χρειαζόταν περισσότερο χρόνο για για τρέξει. Αυτό συμβαίνει διότι όσο πιο μικρό είναι το batch size, τόσο σε περισσότερα κομμάτια χωρίζεται το dataset μας και τόσο πιο γρήγορα μαθαίνει με αντίτιμο, όμως, ότι είναι πιο χρονοβόρο. Αντίθετα, όσο πιο μεγάλο είναι το batch size, σε τόσο μεγαλύτερα κομμάτια χωρίζεται το dataset μας και έτσι απαιτούνται λιγότερες συνολικές εποχές κι άρα κι χρόνος, με αντίτιμο, όμως, να έχει λιγότερη ακρίβεια.</text:span></text:p>
                </text:list-item>
                <text:list-item>
                  <text:p text:style-name="P4"><text:span text:style-name="T21">Epochs:</text:span><text:span text:style-name="T4"> Όσον αφορά τις τιμές αυτής της υπερπαραμέτρου, προφανώς και όσο αυξάναμε τις εποχές τόσο καλύτερα θα μάθαινε το μοντέλο μας και άρα θα είχε μεγαλύτερη ακρίβεια. Ωστόσω, δεν θέλαμε να το παρακάνουμε με τις εποχές, καθώς με μόλις 20 εποχές, πιάναμε σκορ 0.99, άρα δεν βρίσκαμε κάποιον ουσιαστικό λόγο να δεσμέυσουμε κι άλλους για να τα πάει ακόμα καλύτερα.</text:span></text:p>
                </text:list-item>
                <text:list-item>
                  <text:p text:style-name="P4"><text:span text:style-name="T21">FC_Units:</text:span><text:span text:style-name="T4"> Ό</text:span><text:span text:style-name="T20">σον αφορά τις τιμές αυτής της υπερπαραμέτρου, περιμέναμε ότι όσο πιο πυκνό είναι το fully connected layer τόσο καλύτερα αποτελέσματα μας δίνει. Ωστόσo, παρατήσαμε ότι με την τιμή 128 μας έδινε τα μεγαλύtερα σκορ, κι όχι με τα 256, το οποίο μπορεί να σχετίζεται με την έξοδο του autoencoder.</text:span></text:p>
                </text:list-item>
              </text:list>
            </text:list-item>
          </text:list>
        </text:list-item>
      </text:list>
      <text:p text:style-name="P5"><text:span text:style-name="T4"/></text:p>
      <text:p text:style-name="P30"><text:span text:style-name="T4"/></text:p>
      <text:p text:style-name="P29">-<text:span text:style-name="T26">Παρατηρήσεις:</text:span></text:p>
      <text:list xml:id="list1417824996" text:style-name="L16">
        <text:list-item>
          <text:p text:style-name="P25">Τα αποτελέσματα των διαγραμμάτων και των labels κατά το τρέξιμο του προγράμματος αποθηκεύονται σε εικόνες και βρίσκονται σε φακέλους <text:s/>μέσα στον παραδοτέο φάκελο.</text:p>
        </text:list-item>
        <text:list-item>
          <text:p text:style-name="P26">Για να τρέξετε το classification, έχουμε ένα αποθηκευμένο μοντέλο με όνομα dropoutautoencoder.h5, που είναι ο autoencoder αλλά υλοποιημένος με dropout αντί για batch normalization, επειδή δίνει καλύτερα αποτελέσματα ο classifier.</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30T17:18:45.169274408</meta:creation-date>
    <dc:date>2020-11-30T22:25:41.152816048</dc:date>
    <meta:editing-duration>PT1H9M21S</meta:editing-duration>
    <meta:editing-cycles>4</meta:editing-cycles>
    <meta:generator>LibreOffice/6.4.6.2$Linux_X86_64 LibreOffice_project/40$Build-2</meta:generator>
    <meta:document-statistic meta:table-count="0" meta:image-count="0" meta:object-count="0" meta:page-count="3" meta:paragraph-count="54" meta:word-count="1646" meta:character-count="10721" meta:non-whitespace-character-count="9145"/>
  </office:meta>
</office:document-meta>
</file>